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1574e0" officeooo:paragraph-rsid="001574e0" style:font-size-asian="14pt" style:font-weight-asian="bold" style:font-size-complex="16pt" style:font-weight-complex="bold"/>
    </style:style>
    <style:style style:name="P2" style:family="paragraph" style:parent-style-name="Standard">
      <style:paragraph-properties fo:text-align="justify" style:justify-single-word="false"/>
      <style:text-properties fo:font-size="14pt" fo:font-weight="bold" officeooo:rsid="001574e0" officeooo:paragraph-rsid="001574e0" style:font-size-asian="12.25pt" style:font-weight-asian="bold" style:font-size-complex="14pt" style:font-weight-complex="bold"/>
    </style:style>
    <style:style style:name="P3" style:family="paragraph" style:parent-style-name="Standard">
      <style:paragraph-properties fo:text-align="justify" style:justify-single-word="false"/>
      <style:text-properties fo:font-size="14pt" fo:font-weight="bold" officeooo:rsid="0015fc3b" officeooo:paragraph-rsid="0015fc3b" style:font-size-asian="12.25pt" style:font-weight-asian="bold" style:font-size-complex="14pt" style:font-weight-complex="bold"/>
    </style:style>
    <style:style style:name="P4" style:family="paragraph" style:parent-style-name="Standard">
      <style:paragraph-properties fo:text-align="justify" style:justify-single-word="false"/>
      <style:text-properties fo:font-size="14pt" fo:font-weight="bold" officeooo:rsid="00179cb6" officeooo:paragraph-rsid="00179cb6" style:font-size-asian="12.25pt" style:font-weight-asian="bold" style:font-size-complex="14pt" style:font-weight-complex="bold"/>
    </style:style>
    <style:style style:name="P5" style:family="paragraph" style:parent-style-name="Standard">
      <style:paragraph-properties fo:text-align="justify" style:justify-single-word="false"/>
      <style:text-properties fo:font-size="14pt" fo:font-weight="bold" officeooo:rsid="00198f3b" officeooo:paragraph-rsid="00198f3b" style:font-size-asian="12.25pt" style:font-weight-asian="bold" style:font-size-complex="14pt" style:font-weight-complex="bold"/>
    </style:style>
    <style:style style:name="P6" style:family="paragraph" style:parent-style-name="Standard">
      <style:paragraph-properties fo:text-align="justify" style:justify-single-word="false"/>
      <style:text-properties fo:font-size="14pt" fo:font-weight="bold" officeooo:rsid="001a2c55" officeooo:paragraph-rsid="001a2c55" style:font-size-asian="12.25pt" style:font-weight-asian="bold" style:font-size-complex="14pt" style:font-weight-complex="bold"/>
    </style:style>
    <style:style style:name="P7" style:family="paragraph" style:parent-style-name="Standard">
      <style:paragraph-properties fo:text-align="justify" style:justify-single-word="false"/>
      <style:text-properties fo:font-size="14pt" fo:font-weight="bold" officeooo:rsid="001ba8fd" officeooo:paragraph-rsid="001ba8fd" style:font-size-asian="12.25pt" style:font-weight-asian="bold" style:font-size-complex="14pt" style:font-weight-complex="bold"/>
    </style:style>
    <style:style style:name="P8" style:family="paragraph" style:parent-style-name="Standard">
      <style:paragraph-properties fo:text-align="justify" style:justify-single-word="false"/>
      <style:text-properties fo:font-size="14pt" fo:font-weight="normal" officeooo:rsid="001574e0" officeooo:paragraph-rsid="001574e0" style:font-size-asian="12.25pt" style:font-weight-asian="normal" style:font-size-complex="14pt" style:font-weight-complex="normal"/>
    </style:style>
    <style:style style:name="P9" style:family="paragraph" style:parent-style-name="Standard">
      <style:paragraph-properties fo:text-align="justify" style:justify-single-word="false"/>
      <style:text-properties fo:font-size="14pt" fo:font-weight="normal" officeooo:rsid="0015fc3b" officeooo:paragraph-rsid="0015fc3b" style:font-size-asian="12.25pt" style:font-weight-asian="normal" style:font-size-complex="14pt" style:font-weight-complex="normal"/>
    </style:style>
    <style:style style:name="P10" style:family="paragraph" style:parent-style-name="Standard">
      <style:paragraph-properties fo:text-align="justify" style:justify-single-word="false"/>
      <style:text-properties fo:font-size="14pt" fo:font-weight="normal" officeooo:rsid="00179cb6" officeooo:paragraph-rsid="00179cb6" style:font-size-asian="12.25pt" style:font-weight-asian="normal" style:font-size-complex="14pt" style:font-weight-complex="normal"/>
    </style:style>
    <style:style style:name="P11" style:family="paragraph" style:parent-style-name="Standard">
      <style:paragraph-properties fo:text-align="justify" style:justify-single-word="false" fo:break-before="page"/>
      <style:text-properties fo:font-size="14pt" fo:font-weight="bold" officeooo:rsid="001ba8fd" officeooo:paragraph-rsid="001ba8fd" style:font-size-asian="12.25pt" style:font-weight-asian="bold" style:font-size-complex="14pt" style:font-weight-complex="bold"/>
    </style:style>
    <style:style style:name="T1" style:family="text">
      <style:text-properties officeooo:rsid="0015810c"/>
    </style:style>
    <style:style style:name="T2" style:family="text">
      <style:text-properties officeooo:rsid="0015fc3b"/>
    </style:style>
    <style:style style:name="T3" style:family="text">
      <style:text-properties fo:font-style="italic" officeooo:rsid="0015fc3b"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15fc3b" style:font-style-asian="normal" style:font-style-complex="normal"/>
    </style:style>
    <style:style style:name="T6" style:family="text">
      <style:text-properties fo:font-style="normal" officeooo:rsid="00179cb6" style:font-style-asian="normal" style:font-style-complex="normal"/>
    </style:style>
    <style:style style:name="T7" style:family="text">
      <style:text-properties fo:font-style="normal" officeooo:rsid="00198f3b"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01ba8fd" style:font-style-asian="normal" style:font-weight-asian="normal" style:font-style-complex="normal" style:font-weight-complex="normal"/>
    </style:style>
    <style:style style:name="T10" style:family="text">
      <style:text-properties fo:font-style="normal" fo:font-weight="normal" officeooo:rsid="001d4e76" style:font-style-asian="normal" style:font-weight-asian="normal" style:font-style-complex="normal" style:font-weight-complex="normal"/>
    </style:style>
    <style:style style:name="T11" style:family="text">
      <style:text-properties fo:font-style="normal" fo:font-weight="normal" officeooo:rsid="001d7c92" style:font-style-asian="normal" style:font-weight-asian="normal" style:font-style-complex="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IVERSIDADE FEDERAL DE MINAS GERAIS</text:p>
      <text:p text:style-name="P1">DEPARTAMENTO DE CIÊNCIA DA COMPUTAÇÃO</text:p>
      <text:p text:style-name="P1"/>
      <text:p text:style-name="P1">TRABALHO DE SOFTWARE BÁSICO: MÁQUINA SWOMBAT</text:p>
      <text:p text:style-name="P1"/>
      <text:p text:style-name="P2">Integrantes do grupo:</text:p>
      <text:p text:style-name="P8">- Guilherme Torres (Ciência da Computação)</text:p>
      <text:p text:style-name="P8">- Letícia Gottschalg Zacarias (Engenharia Elétrica)</text:p>
      <text:p text:style-name="P8">- Paula Viriato (Ciência da Computação)</text:p>
      <text:p text:style-name="P8"/>
      <text:p text:style-name="P2">1. Introdução</text:p>
      <text:p text:style-name="P2"/>
      <text:p text:style-name="P8"><text:tab/>O objetivo do trabalho é montar um programa em uma linguagem de alto nível (no caso do grupo, C) que simule o funcionamento da máquina Swombat recebendo um código em <text:span text:style-name="T1">a</text:span>ssembly com as instruções a serem executadas.</text:p>
      <text:p text:style-name="P8"/>
      <text:p text:style-name="P8"><text:tab/>A máquina designada dispõe de oito registradores de propósito geral e mais uma memória principal, cuja estrutura é dividita em células em 1 byte cada (8 bits) e a menor unidade endereçável é uma palavra de 16 bits. A máquina lida tanto com operações registrador-registador, quanto buscas diretas na memória de dados, imediatos ou operações em pilha, além de ter a possibilidade de alocar constantes usando a pseudo-instrução “.data”. Cada instrução tem 16 bits e dependendo de seu opcode, <text:span text:style-name="T2">uma distribuição distinta dos bits ao longo da instrução. Além disso, para as constantes que podem ser alocadas dinamicamente, foi declarada uma memória de alocação extra, com metade do tamanho da principal.</text:span></text:p>
      <text:p text:style-name="P8"/>
      <text:p text:style-name="P8"><text:tab/><text:span text:style-name="T2">A montagem decidida pelo grupo tem duas etapas. Na primeira, a entrada recebida passa por um assembler, que gera um código em linguagem de máquina (escreve em um arquivo temporário os bits de cada instrução, na ordem que elas se encontram no arquivo de entrada). Em seguida, as instruções são lidas dessa memória de instruções e executadas em um loop, que se perpetua até o momento em que o </text:span><text:span text:style-name="T3">halt bit </text:span><text:span text:style-name="T5">(registrador status) é ativado pela instrução “exit”.</text:span></text:p>
      <text:p text:style-name="P8"><text:span text:style-name="T5"/></text:p>
      <text:p text:style-name="P8"><text:span text:style-name="T5"><text:tab/>Como o foco foi na funcionalidade do código para simular a máquina, não há tratamento de erros e o assembler assume que não há erros de sintaxe ou overflows na entrada em assembly. A seguir são explic</text:span><text:span text:style-name="T6">itadas</text:span><text:span text:style-name="T5"> as etapas da execução.</text:span></text:p>
      <text:p text:style-name="P8"><text:span text:style-name="T5"/></text:p>
      <text:p text:style-name="P3"><text:span text:style-name="T4">2. Implementação</text:span></text:p>
      <text:p text:style-name="P3"><text:span text:style-name="T4"/></text:p>
      <text:p text:style-name="P3"><text:span text:style-name="T4">2.1. O assembler</text:span></text:p>
      <text:p text:style-name="P3"><text:span text:style-name="T4"/></text:p>
      <text:p text:style-name="P9"><text:span text:style-name="T4"><text:tab/>Essa função (TextToBinary) é a que gera a memória que será usada durante a execução. Chama-se uma vez para cada linha que é lida no assembly.</text:span></text:p>
      <text:p text:style-name="P9"><text:span text:style-name="T4"/></text:p>
      <text:p text:style-name="P9"><text:soft-page-break/><text:span text:style-name="T4"><text:tab/></text:span><text:span text:style-name="T6">A cada chamada, a primeira coisa a ser feita é ler o tipo da instrução e buscar o opcode correspondente (se não houver, a função GetOpcode retorna -1 e assume que é um .data). </text:span><text:span text:style-name="T7">Após isso, o programa utiliza de shifts lógicos para posicionar os bits de modo apropriado e, ao final da função, faz uma operação or lógico, para “encaixar” os bits na mesma estrutura. </text:span><text:span text:style-name="T6">De acordo com o </text:span><text:span text:style-name="T7">opcode</text:span><text:span text:style-name="T6">, ele trata o dado das seguintes formas:</text:span></text:p>
      <text:p text:style-name="P9"><text:span text:style-name="T6"/></text:p>
      <text:p text:style-name="P4"><text:span text:style-name="T4">2.2. Instruções registrador-registrador</text:span></text:p>
      <text:p text:style-name="P4"><text:span text:style-name="T4"/></text:p>
      <text:p text:style-name="P10"><text:span text:style-name="T4"><text:tab/></text:span><text:span text:style-name="T7">Essas instruções, após o seu opcode, têm 3 bits usados para endereçar um registrador e mais 3 para endereçar o outro. A operação lógica-aritmética a ser realizada deixa o resultado no primeiro registrador, portanto os últimos 5 bits não são usados.</text:span></text:p>
      <text:p text:style-name="P10"><text:span text:style-name="T7"/></text:p>
      <text:p text:style-name="P5"><text:span text:style-name="T4">2.3. Intruções com registrador e endereçamento direto</text:span></text:p>
      <text:p text:style-name="P5"><text:span text:style-name="T4"/></text:p>
      <text:p text:style-name="P5"><text:span text:style-name="T4"><text:tab/></text:span><text:span text:style-name="T8">O registrador utilizado é lido como na instrução anterior, e os oito bits restantes serão usados para endereçar uma posição na memória. Este inteiro pode ser mandado diretamente na instrução (ex: loadi R1 144) ou pode ser uma label.</text:span></text:p>
      <text:p text:style-name="P5"><text:span text:style-name="T8"/></text:p>
      <text:p text:style-name="P5"><text:span text:style-name="T8"><text:tab/>Se for uma label, ela faz referência a um valor que será alocado com o .data. Portanto, será buscada no arquivo a futura posição do .data na memória de instruções (a linha na qual ele se encontra x 2).</text:span></text:p>
      <text:p text:style-name="P5"><text:span text:style-name="T8"/></text:p>
      <text:p text:style-name="P6"><text:span text:style-name="T4">2.4. Instruções com registrador e constante</text:span></text:p>
      <text:p text:style-name="P6"><text:span text:style-name="T4"/></text:p>
      <text:p text:style-name="P6"><text:span text:style-name="T4"><text:tab/></text:span><text:span text:style-name="T8">Há duas instruções desse tipo nessa máquina: addi e loadc (respectivamente adicionam o valor </text:span><text:span text:style-name="T9">ao registrador ou substituem o valor atual pela constante). O registrador é lido como sempre.</text:span></text:p>
      <text:p text:style-name="P6"><text:span text:style-name="T9"/></text:p>
      <text:p text:style-name="P6"><text:span text:style-name="T9"><text:tab/>A constante, caso seja negativa, é tratada com complemento de dois. O método para passá-la para este formato é subtraír 1 e fazer um or lógico com 10000000. Essa constante pode ser um número de -2¹⁵ a 2¹⁵-1.</text:span></text:p>
      <text:p text:style-name="P6"><text:span text:style-name="T9"/></text:p>
      <text:p text:style-name="P7"><text:span text:style-name="T4">2.5. Operações de pilha</text:span></text:p>
      <text:p text:style-name="P7"><text:span text:style-name="T4"/></text:p>
      <text:p text:style-name="P7"><text:span text:style-name="T4"><text:tab/></text:span><text:span text:style-name="T8">Este é o caso mais simples. Tudo que é necessário fazer nessa etapa é pegar o endereço do registrador.</text:span></text:p>
      <text:p text:style-name="P7"><text:span text:style-name="T8"/></text:p>
      <text:p text:style-name="P7"><text:span text:style-name="T4">2.6. Jump e Call</text:span></text:p>
      <text:p text:style-name="P7"><text:span text:style-name="T4"/></text:p>
      <text:p text:style-name="P7"><text:span text:style-name="T4"><text:tab/></text:span><text:span text:style-name="T8">Os últimos 8 bits destas funções são necessários para endereçar um dado na memória de instruções, portanto, a busca por uma label é feita da mesma maneira que é feita com as labels na 2.3. Também pode receber um inteiro (no caso, será um endereçamento direto na memória de instruções.</text:span></text:p>
      <text:p text:style-name="P11"><text:span text:style-name="T4">2.7. .data</text:span></text:p>
      <text:p text:style-name="P7"><text:span text:style-name="T4"/></text:p>
      <text:p text:style-name="P7"><text:span text:style-name="T4"><text:tab/></text:span><text:span text:style-name="T8">O tratamento dos .data é relativamente complicado. O que sobrará na sua posição da memória de instruções será a quantidade de b</text:span><text:span text:style-name="T10">yte</text:span><text:span text:style-name="T8">s que foi alocada </text:span><text:span text:style-name="T10">(indicada nos 8 primeiros bits) e o endereço do dado na memória de alocação (8 últimos bits). Números negativos são tratados com complemento de dois.</text:span></text:p>
      <text:p text:style-name="P7"><text:span text:style-name="T10"/></text:p>
      <text:p text:style-name="P7"><text:span text:style-name="T10"><text:tab/>A memória de alocação suporta qualquer tamanho de dados, </text:span><text:span text:style-name="T11">pois o espaço que ele reserva está bem especificado na sua posição da memória de instruções. Quando uma instrução for buscar essa constante, ela será encaminhada à memória de alocação, na posição expicitada nos 8 últimos bi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3T17:30:17.498883497</meta:creation-date>
    <dc:date>2017-05-13T18:53:13.073469321</dc:date>
    <meta:editing-duration>PT24M53S</meta:editing-duration>
    <meta:editing-cycles>4</meta:editing-cycles>
    <meta:generator>LibreOffice/5.3.1.2$Linux_X86_64 LibreOffice_project/30m0$Build-2</meta:generator>
    <meta:document-statistic meta:table-count="0" meta:image-count="0" meta:object-count="0" meta:page-count="3" meta:paragraph-count="31" meta:word-count="797" meta:character-count="4709" meta:non-whitespace-character-count="3933"/>
  </office:meta>
</office:document-meta>
</file>